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Courier New" svg:font-family="'Courier New'"/>
    <style:font-face style:name="DejaVu Sans" svg:font-family="'DejaVu Sans'"/>
    <style:font-face style:name="DejaVu Sans1" svg:font-family="'DejaVu Sans'" style:font-family-generic="system" style:font-pitch="variable"/>
    <style:font-face style:name="FreeSans" svg:font-family="FreeSans"/>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Symbol" svg:font-family="Symbol"/>
    <style:font-face style:name="Times New Roman" svg:font-family="'Times New Roman'"/>
    <style:font-face style:name="Wingdings" svg:font-family="Wingdings"/>
  </office:font-face-decls>
  <office:automatic-styles>
    <style:style style:name="P1" style:family="paragraph" style:parent-style-name="Standard" style:master-page-name="MasterPage2">
      <style:paragraph-properties fo:text-align="center" style:justify-single-word="false" style:page-number="auto"/>
      <style:text-properties fo:color="#000000" loext:opacity="100%" style:font-name="Liberation Serif" fo:font-size="12pt" fo:language="fr" fo:country="FR" fo:font-weight="bold" style:font-name-asian="DejaVu Sans" style:font-name-complex="FreeSans"/>
    </style:style>
    <style:style style:name="P2" style:family="paragraph" style:parent-style-name="Standard">
      <style:paragraph-properties fo:text-align="start" style:justify-single-word="false"/>
      <style:text-properties fo:color="#000000" loext:opacity="100%" style:font-name="Liberation Serif" fo:font-size="12pt" fo:language="fr" fo:country="FR" fo:font-weight="bold" style:font-name-asian="DejaVu Sans" style:font-name-complex="FreeSans"/>
    </style:style>
    <style:style style:name="P3" style:family="paragraph" style:parent-style-name="Standard">
      <style:paragraph-properties fo:text-align="center" style:justify-single-word="false"/>
      <style:text-properties fo:color="#000000" loext:opacity="100%" style:font-name="Liberation Serif" fo:font-size="12pt" fo:language="fr" fo:country="FR" fo:font-weight="bold" style:font-name-asian="DejaVu Sans" style:font-name-complex="FreeSans"/>
    </style:style>
    <style:style style:name="P4" style:family="paragraph" style:parent-style-name="Standard">
      <style:paragraph-properties fo:text-align="justify" style:justify-single-word="false"/>
      <style:text-properties fo:color="#000000" loext:opacity="100%" style:font-name="Liberation Serif" fo:font-size="12pt" fo:language="fr" fo:country="FR" fo:font-weight="bold" style:font-name-asian="DejaVu Sans" style:font-name-complex="FreeSans"/>
    </style:style>
    <style:style style:name="P5" style:family="paragraph" style:parent-style-name="Standard">
      <style:paragraph-properties fo:text-align="justify" style:justify-single-word="false"/>
      <style:text-properties fo:color="#000000" loext:opacity="100%" style:font-name="Liberation Serif" fo:font-size="12pt" fo:language="fr" fo:country="FR" style:font-name-asian="DejaVu Sans" style:font-name-complex="FreeSans"/>
    </style:style>
    <style:style style:name="P6" style:family="paragraph" style:parent-style-name="Standard">
      <style:paragraph-properties fo:text-align="justify" style:justify-single-word="false"/>
      <style:text-properties fo:color="#000000" loext:opacity="100%" style:font-name="Liberation Serif" fo:font-size="8pt" fo:language="fr" fo:country="FR" fo:font-weight="normal" style:font-name-asian="DejaVu Sans" style:font-name-complex="FreeSans"/>
    </style:style>
    <style:style style:name="P7" style:family="paragraph" style:parent-style-name="Standard" style:list-style-name="L1">
      <style:paragraph-properties fo:text-align="justify" style:justify-single-word="false"/>
      <style:text-properties fo:color="#000000" loext:opacity="100%" style:font-name="Liberation Serif" fo:font-size="8pt" fo:language="fr" fo:country="FR" fo:font-weight="normal" officeooo:rsid="000e5df3" officeooo:paragraph-rsid="000e5df3" style:font-name-asian="DejaVu Sans" style:font-name-complex="FreeSans"/>
    </style:style>
    <style:style style:name="P8" style:family="paragraph" style:parent-style-name="Standard" style:list-style-name="L1">
      <style:paragraph-properties fo:text-align="justify" style:justify-single-word="false"/>
      <style:text-properties fo:color="#000000" loext:opacity="100%" style:font-name="Liberation Serif" fo:font-size="8pt" fo:language="fr" fo:country="FR" fo:font-weight="normal" officeooo:paragraph-rsid="000e5df3" style:font-name-asian="DejaVu Sans" style:font-name-complex="FreeSans"/>
    </style:style>
    <style:style style:name="P9" style:family="paragraph" style:parent-style-name="Standard">
      <style:paragraph-properties fo:text-align="start" style:justify-single-word="false"/>
      <style:text-properties fo:color="#000000" loext:opacity="100%" style:font-name="Liberation Serif" fo:font-size="12pt" fo:language="fr" fo:country="FR" fo:font-weight="normal" style:font-name-asian="DejaVu Sans" style:font-name-complex="FreeSans"/>
    </style:style>
    <style:style style:name="P10" style:family="paragraph" style:parent-style-name="Standard">
      <style:paragraph-properties fo:text-align="justify" style:justify-single-word="false"/>
      <style:text-properties fo:color="#000000" loext:opacity="100%" style:font-name="Liberation Serif" fo:font-size="8pt" fo:language="fr" fo:country="FR" style:font-name-asian="DejaVu Sans" style:font-name-complex="FreeSans"/>
    </style:style>
    <style:style style:name="P11" style:family="paragraph" style:parent-style-name="Standard">
      <style:paragraph-properties fo:text-align="center" style:justify-single-word="false"/>
      <style:text-properties fo:color="#000000" loext:opacity="100%" style:font-name="Liberation Serif" fo:font-size="10pt" fo:language="fr" fo:country="FR" fo:font-weight="bold" style:font-name-asian="DejaVu Sans" style:font-name-complex="FreeSans"/>
    </style:style>
    <style:style style:name="P12" style:family="paragraph" style:parent-style-name="Standard">
      <style:paragraph-properties fo:text-align="center" style:justify-single-word="false"/>
      <style:text-properties fo:color="#000000" loext:opacity="100%" style:font-name="Liberation Serif" fo:font-size="12pt" fo:language="fr" fo:country="FR" style:font-name-asian="DejaVu Sans" style:font-name-complex="FreeSans"/>
    </style:style>
    <style:style style:name="P13" style:family="paragraph" style:parent-style-name="Standard">
      <style:paragraph-properties fo:text-align="center" style:justify-single-word="false"/>
      <style:text-properties fo:color="#000000" loext:opacity="100%" style:font-name="Liberation Serif" fo:font-size="8pt" fo:language="fr" fo:country="FR" fo:font-weight="bold" style:font-name-asian="DejaVu Sans" style:font-name-complex="FreeSans"/>
    </style:style>
    <style:style style:name="P14" style:family="paragraph" style:parent-style-name="Standard">
      <style:paragraph-properties fo:text-align="start" style:justify-single-word="false"/>
      <style:text-properties fo:color="#000000" loext:opacity="100%" style:font-name="Liberation Serif" fo:font-size="12pt" fo:language="fr" fo:country="FR" style:font-name-asian="DejaVu Sans" style:font-name-complex="FreeSans"/>
    </style:style>
    <style:style style:name="P15" style:family="paragraph" style:parent-style-name="Standard">
      <style:paragraph-properties fo:text-align="start" style:justify-single-word="false"/>
      <style:text-properties fo:color="#000000" loext:opacity="100%" style:font-name="Liberation Serif" fo:font-size="12pt" fo:language="fr" fo:country="FR" fo:font-style="italic" fo:font-weight="normal" style:font-name-asian="DejaVu Sans" style:font-name-complex="FreeSans"/>
    </style:style>
    <style:style style:name="P16" style:family="paragraph" style:parent-style-name="Standard">
      <style:text-properties fo:color="#000000" loext:opacity="100%" style:font-name="Liberation Serif" fo:font-size="12pt" fo:language="fr" fo:country="FR" style:font-name-asian="DejaVu Sans" style:font-name-complex="FreeSans"/>
    </style:style>
    <style:style style:name="P17" style:family="paragraph" style:parent-style-name="Standard">
      <style:text-properties fo:color="#000000" loext:opacity="100%" style:font-name="Liberation Serif" fo:font-size="12pt" fo:language="fr" fo:country="FR" fo:font-style="italic" style:font-name-asian="DejaVu Sans" style:font-name-complex="FreeSans"/>
    </style:style>
    <style:style style:name="P18" style:family="paragraph" style:parent-style-name="Standard">
      <style:paragraph-properties fo:text-align="start" style:justify-single-word="false"/>
      <style:text-properties fo:color="#666666" loext:opacity="100%" style:font-name="Liberation Serif" fo:font-size="8pt" fo:language="fr" fo:country="FR" fo:font-style="italic" fo:font-weight="normal" style:font-name-asian="DejaVu Sans" style:font-name-complex="FreeSans"/>
    </style:style>
    <style:style style:name="P19" style:family="paragraph" style:parent-style-name="Standard">
      <style:paragraph-properties fo:text-align="start" style:justify-single-word="false"/>
      <style:text-properties fo:color="#000000" loext:opacity="100%" style:font-name="Liberation Serif" fo:font-size="12pt" fo:language="fr" fo:country="FR" officeooo:paragraph-rsid="000417a2" style:font-name-asian="DejaVu Sans" style:font-name-complex="FreeSans"/>
    </style:style>
    <style:style style:name="P20" style:family="paragraph" style:parent-style-name="Standard">
      <style:paragraph-properties fo:text-align="start" style:justify-single-word="false"/>
      <style:text-properties fo:color="#666666" loext:opacity="100%" style:font-name="Liberation Serif" fo:font-size="8pt" fo:language="fr" fo:country="FR" fo:font-style="italic" fo:font-weight="normal" officeooo:paragraph-rsid="000417a2" style:font-name-asian="DejaVu Sans" style:font-name-complex="FreeSans"/>
    </style:style>
    <style:style style:name="P21" style:family="paragraph" style:parent-style-name="Heading_20_1">
      <style:paragraph-properties fo:margin-left="0cm" fo:margin-right="0cm" fo:text-align="start" style:justify-single-word="false" fo:text-indent="0cm" style:auto-text-indent="false" fo:padding="0cm" fo:border="none"/>
      <style:text-properties fo:color="#000000" loext:opacity="100%" style:font-name="Times New Roman" fo:font-size="16pt" fo:language="fr" fo:country="FR" style:text-underline-style="solid" style:text-underline-width="auto" style:text-underline-color="font-color" fo:font-weight="bold" style:font-name-asian="Times New Roman" style:font-name-complex="Times New Roman"/>
    </style:style>
    <style:style style:name="P22" style:family="paragraph" style:parent-style-name="Heading_20_1">
      <style:paragraph-properties fo:margin-left="0cm" fo:margin-right="0cm" fo:text-align="center" style:justify-single-word="false" fo:text-indent="0cm" style:auto-text-indent="false" fo:padding="0cm" fo:border="none"/>
      <style:text-properties fo:color="#000000" loext:opacity="100%" style:font-name="Times New Roman" fo:font-size="16pt" fo:language="fr" fo:country="FR" fo:font-weight="bold" style:font-name-asian="Times New Roman" style:font-name-complex="Times New Roman"/>
    </style:style>
    <style:style style:name="P23" style:family="paragraph" style:parent-style-name="Heading_20_2">
      <style:paragraph-properties fo:margin-left="0cm" fo:margin-right="0cm" fo:text-indent="0cm" style:auto-text-indent="false" fo:padding="0cm" fo:border="none"/>
    </style:style>
    <style:style style:name="P24" style:family="paragraph" style:parent-style-name="List_20_Paragraph" style:list-style-name="WWNum3">
      <style:paragraph-properties fo:margin-right="0cm" fo:padding="0cm" fo:border="none"/>
      <style:text-properties fo:color="#000000" loext:opacity="100%" style:font-name="Liberation Serif" fo:font-size="8pt" fo:language="fr" fo:country="FR" fo:font-weight="normal" style:font-name-asian="DejaVu Sans" style:font-size-asian="8pt" style:font-name-complex="FreeSans" style:font-size-complex="8pt"/>
    </style:style>
    <style:style style:name="P25" style:family="paragraph" style:parent-style-name="Heading_20_2">
      <style:paragraph-properties fo:margin-left="0cm" fo:margin-right="0cm" fo:text-indent="0cm" style:auto-text-indent="false" fo:padding="0cm" fo:border="none"/>
      <style:text-properties fo:font-size="10pt" style:font-size-asian="10pt" style:font-size-complex="10pt"/>
    </style:style>
    <style:style style:name="P26" style:family="paragraph" style:parent-style-name="List_20_Paragraph" style:list-style-name="WWNum4">
      <style:paragraph-properties fo:margin-right="0cm" fo:text-align="justify" style:justify-single-word="false" fo:padding="0cm" fo:border="none"/>
      <style:text-properties fo:color="#000000" loext:opacity="100%" style:font-name="Liberation Serif" fo:font-size="8pt" fo:language="fr" fo:country="FR" fo:font-weight="normal" style:font-name-asian="DejaVu Sans" style:font-size-asian="8pt" style:font-weight-asian="normal" style:font-name-complex="FreeSans" style:font-size-complex="8pt" style:font-weight-complex="normal"/>
    </style:style>
    <style:style style:name="P27" style:family="paragraph" style:parent-style-name="Standard">
      <style:paragraph-properties fo:margin-left="0cm" fo:margin-right="0cm" fo:text-align="justify" style:justify-single-word="false" fo:text-indent="0cm" style:auto-text-indent="false" fo:padding="0cm" fo:border="none"/>
      <style:text-properties style:font-name="Times New Roman" fo:font-size="8pt" fo:font-weight="normal" style:font-name-asian="Times New Roman" style:font-size-asian="8pt" style:font-weight-asian="normal" style:font-name-complex="Times New Roman" style:font-size-complex="8pt" style:font-weight-complex="normal"/>
    </style:style>
    <style:style style:name="P28" style:family="paragraph" style:parent-style-name="List_20_Paragraph" style:list-style-name="WWNum5">
      <style:paragraph-properties fo:margin-right="0cm" fo:text-align="justify" style:justify-single-word="false" fo:padding="0cm" fo:border="none"/>
      <style:text-properties fo:color="#000000" loext:opacity="100%" style:font-name="Liberation Serif" fo:font-size="8pt" fo:language="fr" fo:country="FR" fo:font-weight="normal" style:font-name-asian="DejaVu Sans" style:font-size-asian="8pt" style:font-weight-asian="normal" style:font-name-complex="FreeSans" style:font-size-complex="8pt" style:font-weight-complex="normal"/>
    </style:style>
    <style:style style:name="P29" style:family="paragraph" style:parent-style-name="Heading_20_2">
      <style:paragraph-properties fo:margin-left="0cm" fo:margin-right="0cm" fo:text-indent="0cm" style:auto-text-indent="false" fo:padding="0cm" fo:border="none"/>
      <style:text-properties fo:color="#0f4761" loext:opacity="100%" style:font-name="Arial" fo:font-size="10pt" fo:language="fr" fo:country="FR" style:font-name-asian="Arial" style:font-size-asian="10pt" style:font-name-complex="Arial" style:font-size-complex="10pt"/>
    </style:style>
    <style:style style:name="P30" style:family="paragraph" style:parent-style-name="Standard">
      <style:paragraph-properties fo:text-align="justify" style:justify-single-word="false"/>
    </style:style>
    <style:style style:name="P31" style:family="paragraph" style:parent-style-name="List_20_Paragraph" style:list-style-name="WWNum6">
      <style:paragraph-properties fo:margin-right="0cm" fo:text-align="justify" style:justify-single-word="false" fo:padding="0cm" fo:border="none"/>
      <style:text-properties fo:color="#000000" loext:opacity="100%" style:font-name="Liberation Serif" fo:font-size="8pt" fo:language="fr" fo:country="FR" fo:font-weight="normal" style:font-name-asian="DejaVu Sans" style:font-size-asian="8pt" style:font-weight-asian="normal" style:font-name-complex="FreeSans" style:font-size-complex="8pt" style:font-weight-complex="normal"/>
    </style:style>
    <style:style style:name="P32" style:family="paragraph" style:parent-style-name="Heading_20_2">
      <style:paragraph-properties fo:margin-left="0cm" fo:margin-right="0cm" fo:text-indent="0cm" style:auto-text-indent="false" fo:padding="0cm" fo:border="none"/>
      <style:text-properties fo:color="#000000" loext:opacity="100%" style:font-name="Times New Roman" fo:font-size="10pt" fo:language="fr" fo:country="FR" fo:font-weight="bold" style:font-name-asian="Times New Roman" style:font-size-asian="10pt" style:font-name-complex="Times New Roman" style:font-size-complex="10pt"/>
    </style:style>
    <style:style style:name="P33" style:family="paragraph" style:parent-style-name="Standard">
      <style:text-properties fo:font-size="8pt" fo:font-weight="normal" style:font-size-asian="8pt" style:font-weight-asian="normal" style:font-size-complex="8pt" style:font-weight-complex="normal"/>
    </style:style>
    <style:style style:name="P34" style:family="paragraph" style:parent-style-name="List_20_Paragraph" style:list-style-name="WWNum7">
      <style:paragraph-properties fo:margin-right="0cm" fo:padding="0cm" fo:border="none"/>
      <style:text-properties fo:color="#000000" loext:opacity="100%" style:font-name="Liberation Serif" fo:font-size="8pt" fo:language="fr" fo:country="FR" fo:font-weight="normal" style:font-name-asian="DejaVu Sans" style:font-size-asian="8pt" style:font-weight-asian="normal" style:font-name-complex="FreeSans" style:font-size-complex="8pt" style:font-weight-complex="normal"/>
    </style:style>
    <style:style style:name="P35" style:family="paragraph" style:parent-style-name="Heading_20_2">
      <style:paragraph-properties fo:margin-left="0cm" fo:margin-right="0cm" fo:text-indent="0cm" style:auto-text-indent="false" fo:padding="0cm" fo:border="none"/>
      <style:text-properties fo:color="#000000" loext:opacity="100%" style:font-name="Times New Roman" fo:font-size="8pt" fo:language="fr" fo:country="FR" fo:font-weight="normal" style:font-name-asian="Times New Roman" style:font-size-asian="8pt" style:font-weight-asian="normal" style:font-name-complex="Times New Roman" style:font-size-complex="8pt" style:font-weight-complex="normal"/>
    </style:style>
    <style:style style:name="P36" style:family="paragraph" style:parent-style-name="Standard">
      <style:paragraph-properties fo:text-align="justify" style:justify-single-word="false"/>
      <style:text-properties fo:font-weight="normal" style:font-weight-asian="normal" style:font-weight-complex="normal"/>
    </style:style>
    <style:style style:name="P37" style:family="paragraph" style:parent-style-name="List_20_Paragraph" style:list-style-name="WWNum8">
      <style:paragraph-properties fo:margin-right="0cm" fo:text-align="justify" style:justify-single-word="false" fo:padding="0cm" fo:border="none"/>
      <style:text-properties fo:color="#000000" loext:opacity="100%" style:font-name="Liberation Serif" fo:font-size="12pt" fo:language="fr" fo:country="FR" fo:font-weight="normal" style:font-name-asian="DejaVu Sans" style:font-weight-asian="normal" style:font-name-complex="FreeSans" style:font-weight-complex="normal"/>
    </style:style>
    <style:style style:name="P38" style:family="paragraph" style:parent-style-name="List_20_Paragraph" style:list-style-name="WWNum9">
      <style:paragraph-properties fo:margin-right="0cm" fo:padding="0cm" fo:border="none"/>
      <style:text-properties fo:color="#000000" loext:opacity="100%" style:font-name="Liberation Serif" fo:font-size="8pt" fo:language="fr" fo:country="FR" fo:font-weight="normal" style:font-name-asian="DejaVu Sans" style:font-size-asian="8pt" style:font-weight-asian="normal" style:font-name-complex="FreeSans" style:font-size-complex="8pt" style:font-weight-complex="normal"/>
    </style:style>
    <style:style style:name="P39" style:family="paragraph" style:parent-style-name="Standard">
      <style:paragraph-properties fo:margin-left="0cm" fo:margin-right="0cm" fo:text-indent="0cm" style:auto-text-indent="false" fo:padding="0cm" fo:border="none"/>
      <style:text-properties style:font-name="Times New Roman" fo:font-size="8pt" fo:font-weight="normal" style:font-name-asian="Times New Roman" style:font-size-asian="8pt" style:font-weight-asian="normal" style:font-name-complex="Times New Roman" style:font-size-complex="8pt" style:font-weight-complex="normal"/>
    </style:style>
    <style:style style:name="T82" style:family="text">
      <style:text-properties fo:font-size="16pt"/>
    </style:style>
    <style:style style:name="T83" style:family="text">
      <style:text-properties style:font-name="Liberation Serif" fo:font-size="16pt" fo:font-weight="bold"/>
    </style:style>
    <style:style style:name="T84" style:family="text">
      <style:text-properties style:font-name="Liberation Serif" fo:font-size="14pt" fo:font-weight="bold"/>
    </style:style>
    <style:style style:name="T85" style:family="text">
      <style:text-properties fo:font-size="14pt"/>
    </style:style>
    <style:style style:name="T86" style:family="text">
      <style:text-properties style:font-name="Liberation Serif" fo:font-size="12pt" fo:font-weight="bold"/>
    </style:style>
    <style:style style:name="T87" style:family="text">
      <style:text-properties fo:font-size="8pt" fo:font-weight="normal"/>
    </style:style>
    <style:style style:name="T88" style:family="text">
      <style:text-properties officeooo:rsid="000e5df3"/>
    </style:style>
    <style:style style:name="T89" style:family="text">
      <style:text-properties style:font-name="Liberation Serif" fo:font-size="8pt" fo:font-weight="normal"/>
    </style:style>
    <style:style style:name="T90" style:family="text">
      <style:text-properties fo:font-size="8pt"/>
    </style:style>
    <style:style style:name="T91" style:family="text">
      <style:text-properties fo:color="#000000" loext:opacity="100%" style:font-name="Liberation Serif" fo:font-size="2pt"/>
    </style:style>
    <style:style style:name="T92" style:family="text">
      <style:text-properties fo:color="#000000" loext:opacity="100%" style:font-name="Liberation Serif" fo:font-size="8pt" fo:font-weight="bold"/>
    </style:style>
    <style:style style:name="T93" style:family="text">
      <style:text-properties style:font-name="Liberation Serif" fo:font-size="8pt"/>
    </style:style>
    <style:style style:name="T94" style:family="text">
      <style:text-properties fo:color="#000000" loext:opacity="100%" style:font-name="Liberation Serif" fo:font-size="8pt"/>
    </style:style>
    <style:style style:name="T95" style:family="text">
      <style:text-properties fo:color="#000000" loext:opacity="100%" style:font-name="Liberation Serif" fo:font-size="2pt" fo:font-weight="bold"/>
    </style:style>
    <style:style style:name="T96" style:family="text">
      <style:text-properties fo:color="#666666" loext:opacity="100%" fo:font-size="10pt"/>
    </style:style>
    <style:style style:name="T97" style:family="text">
      <style:text-properties fo:color="#666666" loext:opacity="100%" style:font-name="Liberation Serif" fo:font-size="10pt" fo:font-style="italic" fo:font-weight="normal"/>
    </style:style>
    <style:style style:name="T98" style:family="text">
      <style:text-properties fo:color="#666666" loext:opacity="100%" fo:font-size="8pt" fo:font-style="italic" fo:font-weight="normal"/>
    </style:style>
    <style:style style:name="T99" style:family="text">
      <style:text-properties fo:color="#666666" loext:opacity="100%" style:font-name="Liberation Serif" fo:font-size="8pt" fo:font-style="italic" style:text-underline-style="none" fo:font-weight="normal"/>
    </style:style>
    <style:style style:name="T100" style:family="text">
      <style:text-properties fo:font-size="8pt" fo:font-style="italic" style:text-underline-style="none"/>
    </style:style>
    <style:style style:name="T101" style:family="text">
      <style:text-properties fo:font-size="8pt" fo:font-style="italic" style:text-underline-style="solid" style:text-underline-width="auto" style:text-underline-color="font-color"/>
    </style:style>
    <style:style style:name="T102" style:family="text">
      <style:text-properties fo:color="#2a6099" loext:opacity="100%" fo:font-size="8pt" fo:font-style="italic" style:text-underline-style="none" fo:font-weight="normal"/>
    </style:style>
    <style:style style:name="T103" style:family="text">
      <style:text-properties fo:font-size="8pt" fo:font-style="italic"/>
    </style:style>
    <style:style style:name="T104" style:family="text">
      <style:text-properties officeooo:rsid="000d13ee"/>
    </style:style>
    <style:style style:name="T105" style:family="text">
      <style:text-properties style:text-underline-style="none"/>
    </style:style>
    <style:style style:name="T106" style:family="text">
      <style:text-properties fo:color="#000000" loext:opacity="100%" style:font-name="Times New Roman" fo:font-size="10pt" fo:language="fr" fo:country="FR" fo:font-weight="bold" style:font-name-asian="Times New Roman" style:font-size-asian="10pt" style:font-name-complex="Times New Roman" style:font-size-complex="10pt"/>
    </style:style>
    <style:style style:name="T107" style:family="text">
      <style:text-properties style:font-name="Times New Roman" style:font-name-asian="Times New Roman" style:font-name-complex="Times New Roman"/>
    </style:style>
    <style:style style:name="T108" style:family="text">
      <style:text-properties style:font-name="Times New Roman" fo:font-weight="normal" style:font-name-asian="Times New Roman" style:font-name-complex="Times New Roman"/>
    </style:style>
    <style:style style:name="T109" style:family="text">
      <style:text-properties style:font-name="Times New Roman" fo:font-style="italic" style:font-name-asian="Times New Roman" style:font-name-complex="Times New Roman"/>
    </style:style>
    <style:style style:name="T110" style:family="text">
      <style:text-properties fo:color="#000000" loext:opacity="100%" style:font-name="Times New Roman" fo:language="fr" fo:country="FR" fo:font-weight="bold" style:font-name-asian="Times New Roman" style:font-name-complex="Times New Roman"/>
    </style:style>
    <style:style style:name="T111" style:family="text">
      <style:text-properties fo:color="#000000" loext:opacity="100%"/>
    </style:style>
    <style:style style:name="T112" style:family="text">
      <style:text-properties fo:color="#000000" loext:opacity="100%" style:font-name="Times New Roman" style:font-name-asian="Times New Roman" style:font-name-complex="Times New Roman"/>
    </style:style>
    <style:style style:name="T113" style:family="text">
      <style:text-properties fo:color="#000000" loext:opacity="100%" style:font-name="Times New Roman" fo:font-weight="bold" style:font-name-asian="Times New Roman" style:font-name-complex="Times New Roman"/>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82">Recommandations pour la direction de l’hôpital</text:span><text:span text:style-name="T83"/></text:p>
      <text:p text:style-name="P2"><text:span text:style-name="T84"/></text:p>
      <text:p text:style-name="P3"><text:span text:style-name="T85">Règlement Général de la Protection des Données</text:span><text:span text:style-name="T84"/></text:p>
      <text:p text:style-name="P3"><text:span text:style-name="T84"/></text:p>
      <text:p text:style-name="P3">1. Principes de base<text:span text:style-name="T86"/></text:p>
      <text:p text:style-name="P4"><text:span text:style-name="T86"/></text:p>
      <text:p text:style-name="P5"><text:span text:style-name="T87">Le RGPD est un règlement européen daté de 2016 (</text:span><text:a xlink:type="simple" xlink:href="https://www.cnil.fr/fr/reglement-europeen-protection-donnees" text:style-name="Internet_20_link" text:visited-style-name="Visited_20_Internet_20_Link"><text:span text:style-name="Internet_20_link"><text:span text:style-name="T87">UE 2016/679</text:span></text:span></text:a><text:span text:style-name="T87">) qui définit les droits des citoyens et devoir des organisations en matière de données personnelles. En droit français, il prime sur la loi comme le précise les Articles 55 et 88-1 de la constitution de 1958, c’est-à-dire qu’il est au dessus des lois nationales ne peuvent en théorie le contredire. Le RGPD dispose de six grands principes que voici :</text:span></text:p>
      <text:p text:style-name="P6"/>
      <text:list text:style-name="L1">
        <text:list-item>
          <text:p text:style-name="P7">Ne collecter que les données vraiment nécessaires pour atteindre votre objectif</text:p>
        </text:list-item>
        <text:list-item>
          <text:p text:style-name="P7">Soyez transparent</text:p>
        </text:list-item>
        <text:list-item>
          <text:p text:style-name="P7">Organisez et faciliter l’exercice des droits des personnes</text:p>
        </text:list-item>
        <text:list-item>
          <text:p text:style-name="P7">Fixez les durées de conservation</text:p>
        </text:list-item>
        <text:list-item>
          <text:p text:style-name="P7">Sécurisez les données et identifiez les risques</text:p>
        </text:list-item>
        <text:list-item>
          <text:p text:style-name="P8"><text:span text:style-name="T88">Inscrivez la mise en conformité dans une démarche continue</text:span></text:p>
        </text:list-item>
      </text:list>
      <text:p text:style-name="P9"><text:span text:style-name="T89"/></text:p>
      <text:p text:style-name="P5"><text:span text:style-name="T87">Par principe,­ le traitement des données santé est </text:span><text:span text:style-name="T90">interdit</text:span><text:span text:style-name="T87"> sauf dans des cas particuliers</text:span><text:span text:style-name="T90">. Elles peuvent toutefois être traitées dans certaines conditions prévues par le RGPD dans son Article 9 Alinéa 2 ou bien des dispositions prévues par la loi, notamment l’article 44 de la Loi Informatique et Libertés en France. Le RGPD pose le cadre légal permettant la récolte des données légitimes où nécessaire au bon fonctionnement d’une organisation tout en permettant aux citoyens de garder la main et la possession de leurs données, les articles majeurs du RGPD concernant les procédures et cas de légalité de la récolte sont décrits et énumérés dans les articles.</text:span></text:p>
      <text:p text:style-name="P10"/>
      <text:p text:style-name="P11">RGPD UE2016/679 :</text:p>
      <text:p text:style-name="P11"/>
      <text:p text:style-name="P12"><text:span text:style-name="T91"/></text:p>
      <text:p text:style-name="P11">Article 6</text:p>
      <text:p text:style-name="P13">Licéité du traitement</text:p>
      <text:p text:style-name="P12"><text:span text:style-name="T92"/></text:p>
      <text:p text:style-name="P6">Un traitement de données n’est légal que s’il repose sur l’une des bases prévues par le RGPD. C’est-à-dire le consentement de la personne, l’exécution d’un contrat ou de mesures précontractuelles, le respect d’une obligation légale, la sauvegarde d’intérêts vitaux, l’exécution d’une mission d’intérêt public ou de l’autorité publique, ou encore l’intérêt légitime du responsable du traitement. Sous réserve de ne pas porter atteinte aux droits et libertés de la personne concernée.</text:p>
      <text:p text:style-name="P11">Article 7</text:p>
      <text:p text:style-name="P13">Conditions applicables au consentement</text:p>
      <text:p text:style-name="P12"><text:span text:style-name="T92"/></text:p>
      <text:p text:style-name="P5"><text:span text:style-name="T90">Le responsable du traitement doit pouvoir prouver que la personne a donné son consentement. Celui-ci doit être clair, distinct d’autres informations, formulé en termes simples et accessibles. La personne peut retirer son consentement à tout moment, aussi facilement qu’elle l’a donné, sans que cela remette en cause la légalité du traitement déjà effectué. Enfin, le consentement n’est valable que s’il est donné librement, sans être imposé comme condition à l’exécution d’un contrat ou à la fourniture d’un service lorsqu’il n’est pas nécessaire.</text:span><text:span text:style-name="T93"/></text:p>
      <text:p text:style-name="P5"><text:span text:style-name="T93"/></text:p>
      <text:p text:style-name="P11">Article 9</text:p>
      <text:p text:style-name="P13">Traitement des données sensibles</text:p>
      <text:p text:style-name="P12"><text:span text:style-name="T92"/></text:p>
      <text:p text:style-name="P5"><text:span text:style-name="T90">Le traitement de données personnelles sensibles, telles que les données de santé, génétiques, biométriques, les opinions politiques, convictions religieuses ou philosophiques, l’appartenance syndicale ou la vie sexuelle, est interdit par principe. Il peut toutefois être autorisé dans certains cas, si la personne concernée a donné son consentement explicite, si le traitement est nécessaire pour respecter une obligation légale, pour l’exécution d’une mission d’intérêt public, pour la sauvegarde des intérêts vitaux, pour la médecine préventive, les soins, la gestion des systèmes de santé ou encore pour la recherche scientifique, historique ou statistique, sous réserve des conditions prévues par le RGPD.</text:span><text:span text:style-name="T93"/></text:p>
      <text:p text:style-name="P14"><text:span text:style-name="T94"/></text:p>
      <text:p text:style-name="P11">Loi n°78-17 Informatique et Libertés, 6 janvier 1978 :</text:p>
      <text:p text:style-name="P12"><text:span text:style-name="T95"/></text:p>
      <text:p text:style-name="P11">Article 44 </text:p>
      <text:p text:style-name="P13">Traitement des données sensibles</text:p>
      <text:p text:style-name="P12"><text:span text:style-name="T92"/></text:p>
      <text:p text:style-name="P5"><text:span text:style-name="T90">L’article 44 précise que l’article 6 du RGPD (licéité du traitement) </text:span><text:span text:style-name="T87">ne s’applique pas</text:span><text:span text:style-name="T90"> lorsque l’une des conditions du 2 de l’Article 9 du RGPD sont remplies. Cela concerne notamment : les traitements nécessaires à la médecine préventive, aux diagnostics médicaux, aux soins, ou à la gestion de services de santé par des professionnels soumis au secret médical, les traitements statistiques réalisés par les services statistiques officiels <text:s/>les traitements de données de santé justifiés par l’intérêt public, les traitements biométriques strictement nécessaires au contrôle d’accès dans les entreprises et administrations, la réutilisation d’informations publiques sans possibilité de réidentifier les personnes, et les traitements nécessaires à la recherche publique d’intérêt public, après avis de la CNIL.</text:span></text:p>
      <text:p text:style-name="P5"><text:span text:style-name="Police_20_par_20_défaut"><text:span text:style-name="T93"/></text:span></text:p>
      <text:p text:style-name="P15"><text:span text:style-name="T96">Sources :</text:span><text:span text:style-name="T97"/></text:p>
      <text:p text:style-name="P16"><text:span text:style-name="T98">RGPD UE 2016/679 ¬</text:span><text:span text:style-name="T99"/></text:p>
      <text:p text:style-name="P16"><text:span text:style-name="T100"><text:tab/></text:span><text:a xlink:type="simple" xlink:href="https://www.cnil.fr/fr/reglement-europeen-protection-donnees" text:style-name="Internet_20_link" text:visited-style-name="Visited_20_Internet_20_Link"><text:span text:style-name="Internet_20_link"><text:span text:style-name="T101">CNIL, « Le règlement général sur la protection des données - RGPD »</text:span></text:span></text:a></text:p>
      <text:p text:style-name="P14"><text:span text:style-name="T102"><text:tab/></text:span><text:a xlink:type="simple" xlink:href="https://fr.wikipedia.org/wiki/Règlement_général_sur_la_protection_des_données" text:style-name="Internet_20_link" text:visited-style-name="Visited_20_Internet_20_Link"><text:span text:style-name="Internet_20_link"><text:span text:style-name="T103">Wikipédia, « Règlement général sur la protection des données »</text:span></text:span></text:a></text:p>
      <text:p text:style-name="P16"><text:span text:style-name="T103"><text:tab/></text:span><text:a xlink:type="simple" xlink:href="https://eur-lex.europa.eu/eli/reg/2016/679/oj?locale=fr" text:style-name="Internet_20_link" text:visited-style-name="Visited_20_Internet_20_Link"><text:span text:style-name="Internet_20_link"><text:span text:style-name="T103">Parlement Européen, « Règlement - 2016/679 - FR - rgdp - EUR-Lex »</text:span></text:span></text:a></text:p>
      <text:p text:style-name="P17"><text:span text:style-name="T103"/></text:p>
      <text:p text:style-name="P18">Constitution du 4 octobre 1958 <text:span text:style-name="T104">de la cinquième République Française </text:span>¬</text:p>
      <text:p text:style-name="P14"><text:span text:style-name="T100"><text:tab/></text:span><text:a xlink:type="simple" xlink:href="https://www.legifrance.gouv.fr/loda/article_lc/LEGIARTI000018077095" text:style-name="Internet_20_link" text:visited-style-name="Visited_20_Internet_20_Link"><text:span text:style-name="Internet_20_link"><text:span text:style-name="T101">Légifrance, « Article 88-1 - Constitution du 4 octobre 1958 <text:s/>- Légifrance »</text:span></text:span></text:a></text:p>
      <text:p text:style-name="P19"><text:span text:style-name="T100"><text:tab/></text:span><text:a xlink:type="simple" xlink:href="https://www.legifrance.gouv.fr/loda/article_lc/LEGIARTI000006527541" text:style-name="Internet_20_link" text:visited-style-name="Visited_20_Internet_20_Link"><text:span text:style-name="Internet_20_link"><text:span text:style-name="T101">Légifrance, « Article 55 - Constitution du 4 octobre 1958 <text:s/>- Légifrance »</text:span></text:span></text:a></text:p>
      <text:p text:style-name="P20">Loi Informatique et Libertés de 1978 ¬</text:p>
      <text:p text:style-name="P14"><text:span text:style-name="T98"><text:tab/></text:span><text:a xlink:type="simple" xlink:href="https://www.legifrance.gouv.fr/loda/article_lc/LEGIARTI000037822800" text:style-name="Internet_20_link" text:visited-style-name="Visited_20_Internet_20_Link"><text:span text:style-name="Internet_20_link"><text:span text:style-name="T103">Légifrance, « Article 44 - Loi n° 78-17 du 6 janvier 1978 relative à l'informatique, aux fichiers et aux libertés - Légifrance »</text:span></text:span></text:a></text:p>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
      <text:p text:style-name="P21"/>
      <text:p text:style-name="P21"/>
      <text:p text:style-name="P21"/>
      <text:p text:style-name="P21"/>
      <text:p text:style-name="P22"><text:soft-page-break/><text:span text:style-name="T105">Propositions techniques (sécurité des données &amp; du réseau)</text:span></text:p>
      <text:p text:style-name="P23"><text:span text:style-name="T106">1. Sécurisation des données (au repos &amp; en transit)</text:span></text:p>
      <text:list text:style-name="WWNum3">
        <text:list-item>
          <text:p text:style-name="P24"><text:span text:style-name="T107">Chiffrement au repos des bases et des sauvegardes (chiffrement disque/volume sur les serveurs et NAS de sauvegarde ; clés gérées dans un HSM/KMS interne, rotation semestrielle).</text:span><text:span text:style-name="T108"/></text:p>
        </text:list-item>
        <text:list-item>
          <text:p text:style-name="P24"><text:span text:style-name="T107">Chiffrement en transit systématique (TLS 1.2+ avec HSTS) pour l’applicatif interne, les exports et les échanges avec les organismes externes (API/mTLS ou SFTP chiffré). </text:span><text:span text:style-name="T108"/></text:p>
        </text:list-item>
        <text:list-item>
          <text:p text:style-name="P24"><text:span text:style-name="T107">Contrôle d’accès fort (RBAC + MFA) : rôles alignés sur les fonctions (ex. </text:span><text:span text:style-name="T109">Médecin</text:span><text:span text:style-name="T107">, </text:span><text:span text:style-name="T109">Chef de service</text:span><text:span text:style-name="T107">, </text:span><text:span text:style-name="T109">ARC/Data manager</text:span><text:span text:style-name="T107">, </text:span><text:span text:style-name="T109">DPO</text:span><text:span text:style-name="T107">), authentification MFA pour tout accès aux données de santé.</text:span></text:p>
        </text:list-item>
        <text:list-item>
          <text:p text:style-name="P24"><text:span text:style-name="T107">Journalisation inviolable (WORM/immutabilité) des consultations, insertions, exports et suppressions ; conservation conforme (au moins 12 mois en prod, plus long si exigence légale interne).</text:span><text:span text:style-name="T108"/></text:p>
        </text:list-item>
        <text:list-item>
          <text:p text:style-name="P24"><text:span text:style-name="T107">Pseudonymisation/anonymisation pour la recherche : séparation stricte entre données identifiantes (Patients…) et données d’étude ; l’ID patient réel n’est jamais transmis hors clinique, on expose un identifiant d’étude dérivé. Ceci se fonde sur la présence d’Études, Inclusions et d’un Organisme centralisateur dans le modèle. </text:span><text:span text:style-name="T108"/></text:p>
        </text:list-item>
        <text:list-item>
          <text:p text:style-name="P24"><text:span text:style-name="T107">DLP (Data Loss Prevention) : blocage des exports non autorisés, filigrane et traçage des fichiers sortants, interdiction des supports USB non approuvés.</text:span><text:span text:style-name="T108"/></text:p>
        </text:list-item>
        <text:list-item>
          <text:p text:style-name="P24"><text:span text:style-name="T107">Cycle de vie &amp; minimisation : purges planifiées des jeux d’étude arrivés en fin d’utilité ; masquage/cryptage des colonnes les plus sensibles (nom, prénom, date de naissance, n° dossier).</text:span><text:span text:style-name="T108"/></text:p>
        </text:list-item>
      </text:list>
      <text:p text:style-name="P25"><text:span text:style-name="T110">2. Sécurisation réseau</text:span></text:p>
      <text:list text:style-name="WWNum4">
        <text:list-item>
          <text:p text:style-name="P26"><text:span text:style-name="T107">Segmentation en VLAN/segments :</text:span><text:span text:style-name="T107"/></text:p>
          <text:list>
            <text:list-item>
              <text:p text:style-name="P26"><text:span text:style-name="T109">Bloc clinique/soins</text:span><text:span text:style-name="T107"> (SIH, imagerie, labo),</text:span></text:p>
            </text:list-item>
            <text:list-item>
              <text:p text:style-name="P26"><text:span text:style-name="T109">IoMT</text:span><text:span text:style-name="T107"> (dispositifs médicaux) isolé,</text:span></text:p>
            </text:list-item>
            <text:list-item>
              <text:p text:style-name="P26"><text:span text:style-name="T109">Bureautique/administratif</text:span><text:span text:style-name="T107">,</text:span></text:p>
            </text:list-item>
            <text:list-item>
              <text:p text:style-name="P26"><text:span text:style-name="T109">Invités</text:span><text:span text:style-name="T107">,</text:span></text:p>
            </text:list-item>
            <text:list-item>
              <text:p text:style-name="P26"><text:span text:style-name="T109">Zone DMZ</text:span><text:span text:style-name="T107"> (accès externes, API vers organismes).</text:span><text:span text:style-name="T107"><text:line-break/> Pare-feu inter-VLAN avec règles de moindre privilège.</text:span></text:p>
            </text:list-item>
          </text:list>
        </text:list-item>
        <text:list-item>
          <text:p text:style-name="P26"><text:span text:style-name="T107">NAC 802.1X (postes &amp; équipements), inventaire et profilage des dispositifs médicaux ; Wi-Fi WPA2-Enterprise/WPA3-Enterprise avec VLAN attribué par rôle.</text:span><text:span text:style-name="T107"/></text:p>
        </text:list-item>
        <text:list-item>
          <text:p text:style-name="P26"><text:span text:style-name="T107">IDS/IPS (sur la DMZ et le cœur), pare-feu applicatif (WAF) pour les applis web, VPN pour l’accès distant (MFA obligatoire).</text:span><text:span text:style-name="T107"/></text:p>
        </text:list-item>
        <text:list-item>
          <text:p text:style-name="P26"><text:span text:style-name="T107">DNS filtrant + Egress filtering (sortants), listes d’autorisation pour destinations partenaires (organismes).</text:span><text:span text:style-name="T107"/></text:p>
        </text:list-item>
      </text:list>
      <text:p text:style-name="P23"><text:span text:style-name="T106">3. Sécurité applicative &amp; base de données (alignée sur l’annexe)</text:span></text:p>
      <text:p text:style-name="P27"><text:span text:style-name="T111">En regard du schéma fourni (Patients, Maladies, Études, Inclusions, Organes, Stades, Médecins, etc.), mettre en place : </text:span><text:span text:style-name="T112"/></text:p>
      <text:list text:style-name="WWNum5">
        <text:list-item>
          <text:p text:style-name="P28"><text:span text:style-name="T107">RBAC en base : rôles SQL par profil (ex. </text:span><text:span text:style-name="T109">medecin_r</text:span><text:span text:style-name="T107">, </text:span><text:span text:style-name="T109">arc_rw</text:span><text:span text:style-name="T107">, </text:span><text:span text:style-name="T109">chef_service_r</text:span><text:span text:style-name="T107">, </text:span><text:span text:style-name="T109">dpo_audit</text:span><text:span text:style-name="T107">) ; pas d’accès direct “</text:span><text:span text:style-name="T109">superuser</text:span><text:span text:style-name="T107">” en routine.</text:span></text:p>
        </text:list-item>
        <text:list-item>
          <text:p text:style-name="P28"><text:span text:style-name="T107">Vues sécurisées &amp; masquage :</text:span><text:span text:style-name="T107"/></text:p>
          <text:list>
            <text:list-item>
              <text:p text:style-name="P28"><text:span text:style-name="T107">Vues cliniques (soins) : accès nominatif autorisé.</text:span><text:span text:style-name="T107"/></text:p>
            </text:list-item>
            <text:list-item>
              <text:p text:style-name="P28"><text:span text:style-name="T107">Vues recherche : colonnes identifiantes masquées (nom, prénom, dateNaisPat) et remplacement par un id pseudonymisé dans Inclusions/Études.</text:span><text:span text:style-name="T107"/></text:p>
            </text:list-item>
          </text:list>
        </text:list-item>
        <text:list-item>
          <text:p text:style-name="P28"><text:span text:style-name="T107">Contraintes &amp; intégrité (en plus de celles déjà listées) : triggers d’audit (qui/quoi/quand), refus d’UPDATE sur identifiants patients hors procédure dédiée, contrôle de l’index unique (existant) pour éviter doublons </text:span><text:span text:style-name="T109">patient-maladie</text:span><text:span text:style-name="T107"> et </text:span><text:span text:style-name="T109">patient-étude</text:span><text:span text:style-name="T107">. </text:span></text:p>
        </text:list-item>
        <text:list-item>
          <text:p text:style-name="P28"><text:span text:style-name="T107">Validation applicative contre l’OWASP Top 10, revue de code obligatoire, tests d’intrusion annuels.</text:span><text:span text:style-name="T107"/></text:p>
        </text:list-item>
      </text:list>
      <text:p text:style-name="P29"><text:span text:style-name="T113">4. Sauvegardes, PRA/PCA</text:span></text:p>
      <text:p text:style-name="P30"/>
      <text:list text:style-name="WWNum6">
        <text:list-item>
          <text:p text:style-name="P31"><text:span text:style-name="T107">Sauvegardes 3-2-1</text:span><text:span text:style-name="T107"> (copie locale + copie hors site + copie immuable), </text:span><text:span text:style-name="T107">tests de restauration</text:span><text:span text:style-name="T107"> trimestriels, </text:span><text:span text:style-name="T107">PRA</text:span><text:span text:style-name="T107"> avec objectifs </text:span><text:span text:style-name="T107">RTO/RPO</text:span><text:span text:style-name="T107"> définis (ex. RTO 4 h / RPO 1 h pour SI critique).</text:span></text:p>
        </text:list-item>
        <text:list-item>
          <text:p text:style-name="P31"><text:span text:style-name="T107">PCA</text:span><text:span text:style-name="T107"> : plan de continuité pour activités cliniques critiques (accès en lecture seule dégradé si l’app principal est indisponible).</text:span></text:p>
        </text:list-item>
      </text:list>
      <text:p text:style-name="P32"/>
      <text:p text:style-name="P32">5. Gouvernance, procédures &amp; sensibilisation</text:p>
      <text:p text:style-name="P33"/>
      <text:list text:style-name="WWNum7">
        <text:list-item>
          <text:p text:style-name="P34"><text:span text:style-name="T107">PSSI</text:span><text:span text:style-name="T107"> (Politique de Sécurité du SI) approuvée par la direction ; </text:span><text:span text:style-name="T107">registre des traitements</text:span><text:span text:style-name="T107"> ; </text:span><text:span text:style-name="T107">DPA</text:span><text:span text:style-name="T107">/clauses contractuelles pour tout prestataire manipulant les données d’étude.</text:span></text:p>
        </text:list-item>
        <text:list-item>
          <text:p text:style-name="P34"><text:span text:style-name="T107">Gestion des incidents</text:span><text:span text:style-name="T107"> : playbooks (ransomware, fuite, indisponibilité), chaîne d’alerte, exercices semestriels.</text:span></text:p>
        </text:list-item>
        <text:list-item>
          <text:p text:style-name="P34"><text:span text:style-name="T107">Sensibilisation</text:span><text:span text:style-name="T107"> continue (phishing simulé, e-learning RGPD, bonnes pratiques).</text:span></text:p>
        </text:list-item>
      </text:list>
      <text:p text:style-name="P35"/>
      <text:p text:style-name="P32">6. Spécifiques “Études/Organismes”</text:p>
      <text:p text:style-name="P36"/>
      <text:list text:style-name="WWNum8">
        <text:list-item>
          <text:p text:style-name="P37"><text:span text:style-name="T107">Création d’un </text:span><text:span text:style-name="T107">data mart de recherche</text:span><text:span text:style-name="T107"> séparé, alimenté par ETL : seules les </text:span><text:span text:style-name="T107">données minimales</text:span><text:span text:style-name="T107"> utiles à l’étude y sont chargées, </text:span><text:span text:style-name="T107">pseudonymisées</text:span><text:span text:style-name="T107"> ; les flux sortants vers l’</text:span><text:span text:style-name="T107">Organisme</text:span><text:span text:style-name="T107"> passent par la </text:span><text:span text:style-name="T107">DMZ</text:span><text:span text:style-name="T107"> et sont </text:span><text:span text:style-name="T107">chiffrés</text:span><text:span text:style-name="T107"> et </text:span><text:span text:style-name="T107">journalisés</text:span><text:span text:style-name="T107">. Ce point répond à la logique d’</text:span><text:span text:style-name="T107">Études/Inclusions/Organismes</text:span><text:span text:style-name="T107"> décrite dans l’annexe. </text:span></text:p>
        </text:list-item>
      </text:list>
      <text:p text:style-name="P32"/>
      <text:p text:style-name="P32"><text:soft-page-break/>Plan de mise en œuvre (synthèse)<text:span text:style-name="T113"/></text:p>
      <text:p text:style-name="P33"/>
      <text:list text:style-name="WWNum9">
        <text:list-item>
          <text:p text:style-name="P38"><text:span text:style-name="T107">0–30 jours</text:span><text:span text:style-name="T107"> : segmentation réseau &amp; durcissement accès (MFA, NAC), chiffrement TLS, PSSI &amp; registre, rôles applicatifs initiaux.</text:span></text:p>
        </text:list-item>
        <text:list-item>
          <text:p text:style-name="P38"><text:span text:style-name="T107">30–60 jours</text:span><text:span text:style-name="T107"> : vues masquées/pseudonymisation, DLP, SIEM/logs WORM, sauvegardes immuables, WAF/IDS-IPS.</text:span></text:p>
        </text:list-item>
        <text:list-item>
          <text:p text:style-name="P38"><text:span text:style-name="T107">60–90 jours</text:span><text:span text:style-name="T107"> : PRA/PCA testé, tests d’intrusion, data mart recherche &amp; flux sécurisés vers organismes, formation continue.</text:span></text:p>
        </text:list-item>
      </text:list>
      <text:p text:style-name="P39"><text:span text:style-name="T111">Ces propositions couvrent les volets “sécurité des données” et “sécurité du réseau” demandés par la question 3 du document, tout en tenant compte du modèle de données fourni en annexe (patients, études, inclusions, organismes, etc.).</text:span><text:span text:style-name="T112"/></text:p>
      <text:p text:style-name="Standard"/>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Courier New" svg:font-family="'Courier New'"/>
    <style:font-face style:name="DejaVu Sans" svg:font-family="'DejaVu Sans'"/>
    <style:font-face style:name="DejaVu Sans1" svg:font-family="'DejaVu Sans'" style:font-family-generic="system" style:font-pitch="variable"/>
    <style:font-face style:name="FreeSans" svg:font-family="FreeSans"/>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Symbol" svg:font-family="Symbol"/>
    <style:font-face style:name="Times New Roman" svg:font-family="'Times New Roman'"/>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1" fo:font-size="10pt" fo:language="fr" fo:country="FR" style:font-name-asian="DejaVu Sans1" style:font-size-asian="12pt" style:language-asian="zh" style:country-asian="CN" style:font-name-complex="DejaVu Sans1" style:font-size-complex="12pt" style:language-complex="hi" style:country-complex="IN"/>
    </style:default-style>
    <style:default-style style:family="paragraph">
      <style:paragraph-properties style:text-autospace="ideograph-alpha" style:punctuation-wrap="hanging" style:line-break="strict" style:tab-stop-distance="1.251cm" style:writing-mode="page"/>
      <style:text-properties fo:color="#000000" loext:opacity="100%" style:font-name="Liberation Serif1" fo:font-size="10pt" fo:language="fr" fo:country="FR" style:font-name-asian="DejaVu Sans1" style:font-size-asian="12pt" style:language-asian="zh" style:country-asian="CN" style:font-name-complex="DejaVu Sans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Heading" style:family="paragraph" style:parent-style-name="Standard" style:class="chapter">
      <style:paragraph-properties fo:margin-top="0.423cm" fo:margin-bottom="0.212cm" style:contextual-spacing="false"/>
      <style:text-properties style:font-name="Liberation Sans" fo:font-family="'Liberation Sans'" fo:font-size="14pt" style:font-name-asian="DejaVu Sans" style:font-family-asian="'DejaVu Sans'" style:font-name-complex="FreeSans" style:font-family-complex="Free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class="chapter">
      <style:paragraph-properties fo:margin-top="0.635cm" fo:margin-bottom="0.141cm" style:contextual-spacing="false"/>
      <style:text-properties fo:color="#0f4761" loext:opacity="100%" style:font-name="Arial" fo:font-family="Arial" fo:font-size="20pt" style:font-name-asian="Arial" style:font-family-asian="Arial" style:font-name-complex="Arial" style:font-family-complex="Arial"/>
    </style:style>
    <style:style style:name="Heading_20_2" style:display-name="Heading 2" style:family="paragraph" style:parent-style-name="Normal" style:class="chapter">
      <style:paragraph-properties fo:margin-top="0.282cm" fo:margin-bottom="0.141cm" style:contextual-spacing="false"/>
      <style:text-properties fo:color="#0f4761" loext:opacity="100%" style:font-name="Arial" fo:font-family="Arial" fo:font-size="16pt" style:font-name-asian="Arial" style:font-family-asian="Arial" style:font-name-complex="Arial" style:font-family-complex="Arial"/>
    </style:style>
    <style:style style:name="Heading_20_3" style:display-name="Heading 3" style:family="paragraph" style:parent-style-name="Normal" style:class="chapter">
      <style:paragraph-properties fo:margin-top="0.282cm" fo:margin-bottom="0.141cm" style:contextual-spacing="false"/>
      <style:text-properties fo:color="#0f4761" loext:opacity="100%" style:font-name="Arial" fo:font-family="Arial" fo:font-size="14pt" style:font-name-asian="Arial" style:font-family-asian="Arial" style:font-name-complex="Arial" style:font-family-complex="Arial"/>
    </style:style>
    <style:style style:name="Heading_20_4" style:display-name="Heading 4" style:family="paragraph" style:parent-style-name="Normal" style:class="chapter">
      <style:paragraph-properties fo:margin-top="0.141cm" fo:margin-bottom="0.071cm" style:contextual-spacing="false"/>
      <style:text-properties fo:color="#0f4761" loext:opacity="100%" style:font-name="Arial" fo:font-family="Arial" fo:font-style="italic" style:font-name-asian="Arial" style:font-family-asian="Arial" style:font-name-complex="Arial" style:font-family-complex="Arial"/>
    </style:style>
    <style:style style:name="Heading_20_5" style:display-name="Heading 5" style:family="paragraph" style:parent-style-name="Normal" style:class="chapter">
      <style:paragraph-properties fo:margin-top="0.141cm" fo:margin-bottom="0.071cm"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71cm" fo:margin-bottom="0cm"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71cm" fo:margin-bottom="0cm"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cm" fo:margin-bottom="0cm"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cm" fo:margin-bottom="0cm"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cm" fo:margin-bottom="0.141cm" style:contextual-spacing="true" fo:line-height="100%"/>
      <style:text-properties style:font-name="Arial" fo:font-family="Arial" fo:font-size="28pt" fo:letter-spacing="-0.018cm" style:font-name-asian="Arial" style:font-family-asian="Arial" style:font-name-complex="Arial" style:font-family-complex="Arial"/>
    </style:style>
    <style:style style:name="Subtitle" style:family="paragraph" style:parent-style-name="Normal" style:class="chapter">
      <style:text-properties fo:color="#595959" loext:opacity="100%" fo:font-size="14pt" fo:letter-spacing="0.026cm"/>
    </style:style>
    <style:style style:name="Quote" style:family="paragraph" style:parent-style-name="Normal">
      <style:paragraph-properties fo:margin-top="0.282cm" fo:margin-bottom="0cm"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1.27cm" fo:margin-top="0cm" fo:margin-bottom="0cm" style:contextual-spacing="true"/>
    </style:style>
    <style:style style:name="Intense_20_Quote" style:display-name="Intense Quote" style:family="paragraph" style:parent-style-name="Normal">
      <style:paragraph-properties fo:margin-left="1.524cm" fo:margin-right="1.524cm" fo:margin-top="0.635cm" fo:margin-bottom="0.635cm" style:contextual-spacing="false" fo:text-align="center" style:justify-single-word="false" fo:padding="0cm"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cm" fo:margin-bottom="0cm"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8.544cm" style:type="center"/>
          <style:tab-stop style:position="17.09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8.544cm" style:type="center"/>
          <style:tab-stop style:position="17.09cm" style:type="right"/>
        </style:tab-stops>
      </style:paragraph-properties>
    </style:style>
    <style:style style:name="footnote_20_text" style:display-name="footnote text" style:family="paragraph" style:parent-style-name="Normal">
      <style:paragraph-properties fo:margin-top="0cm" fo:margin-bottom="0cm" style:contextual-spacing="false" fo:line-height="100%"/>
      <style:text-properties fo:font-size="10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top="0cm" fo:margin-bottom="0.176cm" style:contextual-spacing="false"/>
    </style:style>
    <style:style style:name="toc_20_2" style:display-name="toc 2" style:family="paragraph" style:parent-style-name="Normal">
      <style:paragraph-properties fo:margin-left="0.388cm" fo:margin-top="0cm" fo:margin-bottom="0.176cm" style:contextual-spacing="false"/>
    </style:style>
    <style:style style:name="toc_20_3" style:display-name="toc 3" style:family="paragraph" style:parent-style-name="Normal">
      <style:paragraph-properties fo:margin-left="0.776cm" fo:margin-top="0cm" fo:margin-bottom="0.176cm" style:contextual-spacing="false"/>
    </style:style>
    <style:style style:name="toc_20_4" style:display-name="toc 4" style:family="paragraph" style:parent-style-name="Normal">
      <style:paragraph-properties fo:margin-left="1.164cm" fo:margin-top="0cm" fo:margin-bottom="0.176cm" style:contextual-spacing="false"/>
    </style:style>
    <style:style style:name="toc_20_5" style:display-name="toc 5" style:family="paragraph" style:parent-style-name="Normal">
      <style:paragraph-properties fo:margin-left="1.552cm" fo:margin-top="0cm" fo:margin-bottom="0.176cm" style:contextual-spacing="false"/>
    </style:style>
    <style:style style:name="toc_20_6" style:display-name="toc 6" style:family="paragraph" style:parent-style-name="Normal">
      <style:paragraph-properties fo:margin-left="1.94cm" fo:margin-top="0cm" fo:margin-bottom="0.176cm" style:contextual-spacing="false"/>
    </style:style>
    <style:style style:name="toc_20_7" style:display-name="toc 7" style:family="paragraph" style:parent-style-name="Normal">
      <style:paragraph-properties fo:margin-left="2.328cm" fo:margin-top="0cm" fo:margin-bottom="0.176cm" style:contextual-spacing="false"/>
    </style:style>
    <style:style style:name="toc_20_8" style:display-name="toc 8" style:family="paragraph" style:parent-style-name="Normal">
      <style:paragraph-properties fo:margin-left="2.716cm" fo:margin-top="0cm" fo:margin-bottom="0.176cm" style:contextual-spacing="false"/>
    </style:style>
    <style:style style:name="toc_20_9" style:display-name="toc 9" style:family="paragraph" style:parent-style-name="Normal">
      <style:paragraph-properties fo:margin-left="3.104cm" fo:margin-top="0cm" fo:margin-bottom="0.176cm"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DStyle_5f_paragraph" style:display-name="DStyle_paragraph" style:family="paragraph">
      <style:text-properties fo:color="#000000" loext:opacity="100%" style:font-name="Liberation Serif" fo:font-family="'Liberation Serif'" fo:font-size="12pt" fo:language="fr" fo:country="FR" style:font-name-asian="DejaVu Sans" style:font-family-asian="'DejaVu Sans'" style:font-name-complex="FreeSans" style:font-family-complex="FreeSans"/>
    </style:style>
    <style:style style:name="List" style:family="paragraph" style:parent-style-name="Text_20_body" style:class="list">
      <style:text-properties style:font-name-complex="FreeSans" style:font-family-complex="FreeSans"/>
    </style:style>
    <style:style style:name="Caption" style:family="paragraph" style:parent-style-name="Standard" style:class="extra">
      <style:paragraph-properties fo:margin-top="0.212cm" fo:margin-bottom="0.212cm" style:contextual-spacing="false"/>
      <style:text-properties fo:font-size="12pt" fo:font-style="italic" style:font-name-complex="FreeSans" style:font-family-complex="FreeSans"/>
    </style:style>
    <style:style style:name="Index" style:family="paragraph" style:parent-style-name="Standard" style:class="index">
      <style:text-properties style:font-name-complex="FreeSans" style:font-family-complex="FreeSans"/>
    </style:style>
    <style:style style:name="Normal" style:family="paragraph" style:parent-style-name="DStyle_5f_paragraph"/>
    <style:style style:name="Normal_20__28_Web_29_" style:display-name="Normal (Web)" style:family="paragraph" style:parent-style-name="Normal">
      <style:paragraph-properties fo:margin-top="0.176cm" fo:margin-bottom="0.176cm" style:contextual-spacing="false"/>
      <style:text-properties style:font-name="Times New Roman" fo:font-family="'Times New Roman'" style:font-name-asian="Times New Roman" style:font-family-asian="'Times New Roman'" style:font-name-complex="Times New Roman" style:font-family-complex="'Times New Roman'"/>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18cm" style:font-name-asian="Arial" style:font-family-asian="Arial" style:font-name-complex="Arial" style:font-family-complex="Arial"/>
    </style:style>
    <style:style style:name="Subtitle_20_Char" style:display-name="Subtitle Char" style:family="text" style:parent-style-name="Default_20_Paragraph_20_Font">
      <style:text-properties fo:color="#595959" loext:opacity="100%" fo:font-size="14pt" fo:letter-spacing="0.026cm"/>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9cm"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9cm"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WW_5f_CharLFO2LVL1" style:display-name="WW_CharLFO2LVL1" style:family="text">
      <style:text-properties style:font-name="Wingdings" fo:font-family="Wingdings" style:font-name-asian="Wingdings" style:font-family-asian="Wingdings" style:font-name-complex="Wingdings" style:font-family-complex="Wingdings"/>
    </style:style>
    <style:style style:name="WW_5f_CharLFO2LVL2" style:display-name="WW_CharLFO2LVL2" style:family="text">
      <style:text-properties style:font-name="Courier New" fo:font-family="'Courier New'" style:font-name-complex="Courier New" style:font-family-complex="'Courier New'"/>
    </style:style>
    <style:style style:name="WW_5f_CharLFO2LVL3" style:display-name="WW_CharLFO2LVL3" style:family="text">
      <style:text-properties style:font-name="Wingdings" fo:font-family="Wingdings" style:font-name-asian="Wingdings" style:font-family-asian="Wingdings" style:font-name-complex="Wingdings" style:font-family-complex="Wingdings"/>
    </style:style>
    <style:style style:name="WW_5f_CharLFO2LVL4" style:display-name="WW_CharLFO2LVL4" style:family="text">
      <style:text-properties style:font-name="Symbol" fo:font-family="Symbol" style:font-name-asian="Symbol" style:font-family-asian="Symbol" style:font-name-complex="Symbol" style:font-family-complex="Symbol"/>
    </style:style>
    <style:style style:name="WW_5f_CharLFO2LVL5" style:display-name="WW_CharLFO2LVL5" style:family="text">
      <style:text-properties style:font-name="Courier New" fo:font-family="'Courier New'" style:font-name-complex="Courier New" style:font-family-complex="'Courier New'"/>
    </style:style>
    <style:style style:name="WW_5f_CharLFO2LVL6" style:display-name="WW_CharLFO2LVL6" style:family="text">
      <style:text-properties style:font-name="Wingdings" fo:font-family="Wingdings" style:font-name-asian="Wingdings" style:font-family-asian="Wingdings" style:font-name-complex="Wingdings" style:font-family-complex="Wingdings"/>
    </style:style>
    <style:style style:name="WW_5f_CharLFO2LVL7" style:display-name="WW_CharLFO2LVL7" style:family="text">
      <style:text-properties style:font-name="Symbol" fo:font-family="Symbol" style:font-name-asian="Symbol" style:font-family-asian="Symbol" style:font-name-complex="Symbol" style:font-family-complex="Symbol"/>
    </style:style>
    <style:style style:name="WW_5f_CharLFO2LVL8" style:display-name="WW_CharLFO2LVL8" style:family="text">
      <style:text-properties style:font-name="Courier New" fo:font-family="'Courier New'" style:font-name-complex="Courier New" style:font-family-complex="'Courier New'"/>
    </style:style>
    <style:style style:name="WW_5f_CharLFO2LVL9" style:display-name="WW_CharLFO2LVL9" style:family="text">
      <style:text-properties style:font-name="Wingdings" fo:font-family="Wingdings" style:font-name-asian="Wingdings" style:font-family-asian="Wingdings" style:font-name-complex="Wingdings" style:font-family-complex="Wingdings"/>
    </style:style>
    <style:style style:name="Police_20_par_20_défaut" style:display-name="Police par défaut" style:family="text"/>
    <style:style style:name="Élevé" style:family="text" style:parent-style-name="Police_20_par_20_défaut">
      <style:text-properties fo:font-weight="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style>
    <style:style style:name="T1" style:family="text">
      <style:text-properties style:font-name="Wingdings" fo:font-family="Wingdings" style:font-name-asian="Wingdings" style:font-family-asian="Wingdings" style:font-name-complex="Wingdings" style:font-family-complex="Wingdings"/>
    </style:style>
    <style:style style:name="T2" style:family="text">
      <style:text-properties style:font-name="Courier New" fo:font-family="'Courier New'"/>
    </style:style>
    <style:style style:name="T3" style:family="text">
      <style:text-properties style:font-name="Wingdings" fo:font-family="Wingdings" style:font-name-asian="Wingdings" style:font-family-asian="Wingdings" style:font-name-complex="Wingdings" style:font-family-complex="Wingdings"/>
    </style:style>
    <style:style style:name="T4" style:family="text">
      <style:text-properties style:font-name="Symbol" fo:font-family="Symbol" style:font-name-asian="Symbol" style:font-family-asian="Symbol" style:font-name-complex="Symbol" style:font-family-complex="Symbol"/>
    </style:style>
    <style:style style:name="T5" style:family="text">
      <style:text-properties style:font-name="Courier New" fo:font-family="'Courier New'"/>
    </style:style>
    <style:style style:name="T6" style:family="text">
      <style:text-properties style:font-name="Wingdings" fo:font-family="Wingdings" style:font-name-asian="Wingdings" style:font-family-asian="Wingdings" style:font-name-complex="Wingdings" style:font-family-complex="Wingdings"/>
    </style:style>
    <style:style style:name="T7" style:family="text">
      <style:text-properties style:font-name="Symbol" fo:font-family="Symbol" style:font-name-asian="Symbol" style:font-family-asian="Symbol" style:font-name-complex="Symbol" style:font-family-complex="Symbol"/>
    </style:style>
    <style:style style:name="T8" style:family="text">
      <style:text-properties style:font-name="Courier New" fo:font-family="'Courier New'"/>
    </style:style>
    <style:style style:name="T9" style:family="text">
      <style:text-properties style:font-name="Wingdings" fo:font-family="Wingdings" style:font-name-asian="Wingdings" style:font-family-asian="Wingdings" style:font-name-complex="Wingdings" style:font-family-complex="Wingdings"/>
    </style:style>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T19" style:family="text">
      <style:text-properties style:font-name="Symbol" fo:font-family="Symbol" style:font-name-asian="Symbol" style:font-family-asian="Symbol" style:font-name-complex="Symbol" style:font-family-complex="Symbol"/>
    </style:style>
    <style:style style:name="T20" style:family="text">
      <style:text-properties style:font-name="Courier New" fo:font-family="'Courier New'" style:font-name-asian="Courier New" style:font-family-asian="'Courier New'" style:font-name-complex="Courier New" style:font-family-complex="'Courier New'"/>
    </style:style>
    <style:style style:name="T21" style:family="text">
      <style:text-properties style:font-name="Wingdings" fo:font-family="Wingdings" style:font-name-asian="Wingdings" style:font-family-asian="Wingdings" style:font-name-complex="Wingdings" style:font-family-complex="Wingdings"/>
    </style:style>
    <style:style style:name="T22" style:family="text">
      <style:text-properties style:font-name="Symbol" fo:font-family="Symbol" style:font-name-asian="Symbol" style:font-family-asian="Symbol" style:font-name-complex="Symbol" style:font-family-complex="Symbol"/>
    </style:style>
    <style:style style:name="T23" style:family="text">
      <style:text-properties style:font-name="Courier New" fo:font-family="'Courier New'" style:font-name-asian="Courier New" style:font-family-asian="'Courier New'" style:font-name-complex="Courier New" style:font-family-complex="'Courier New'"/>
    </style:style>
    <style:style style:name="T24" style:family="text">
      <style:text-properties style:font-name="Wingdings" fo:font-family="Wingdings" style:font-name-asian="Wingdings" style:font-family-asian="Wingdings" style:font-name-complex="Wingdings" style:font-family-complex="Wingdings"/>
    </style:style>
    <style:style style:name="T25" style:family="text">
      <style:text-properties style:font-name="Symbol" fo:font-family="Symbol" style:font-name-asian="Symbol" style:font-family-asian="Symbol" style:font-name-complex="Symbol" style:font-family-complex="Symbol"/>
    </style:style>
    <style:style style:name="T26" style:family="text">
      <style:text-properties style:font-name="Courier New" fo:font-family="'Courier New'" style:font-name-asian="Courier New" style:font-family-asian="'Courier New'" style:font-name-complex="Courier New" style:font-family-complex="'Courier New'"/>
    </style:style>
    <style:style style:name="T27" style:family="text">
      <style:text-properties style:font-name="Wingdings" fo:font-family="Wingdings" style:font-name-asian="Wingdings" style:font-family-asian="Wingdings" style:font-name-complex="Wingdings" style:font-family-complex="Wingdings"/>
    </style:style>
    <style:style style:name="T28" style:family="text">
      <style:text-properties style:font-name="Symbol" fo:font-family="Symbol" style:font-name-asian="Symbol" style:font-family-asian="Symbol" style:font-name-complex="Symbol" style:font-family-complex="Symbol"/>
    </style:style>
    <style:style style:name="T29" style:family="text">
      <style:text-properties style:font-name="Courier New" fo:font-family="'Courier New'" style:font-name-asian="Courier New" style:font-family-asian="'Courier New'" style:font-name-complex="Courier New" style:font-family-complex="'Courier New'"/>
    </style:style>
    <style:style style:name="T30" style:family="text">
      <style:text-properties style:font-name="Wingdings" fo:font-family="Wingdings" style:font-name-asian="Wingdings" style:font-family-asian="Wingdings" style:font-name-complex="Wingdings" style:font-family-complex="Wingdings"/>
    </style:style>
    <style:style style:name="T31" style:family="text">
      <style:text-properties style:font-name="Symbol" fo:font-family="Symbol" style:font-name-asian="Symbol" style:font-family-asian="Symbol" style:font-name-complex="Symbol" style:font-family-complex="Symbol"/>
    </style:style>
    <style:style style:name="T32" style:family="text">
      <style:text-properties style:font-name="Courier New" fo:font-family="'Courier New'" style:font-name-asian="Courier New" style:font-family-asian="'Courier New'" style:font-name-complex="Courier New" style:font-family-complex="'Courier New'"/>
    </style:style>
    <style:style style:name="T33" style:family="text">
      <style:text-properties style:font-name="Wingdings" fo:font-family="Wingdings" style:font-name-asian="Wingdings" style:font-family-asian="Wingdings" style:font-name-complex="Wingdings" style:font-family-complex="Wingdings"/>
    </style:style>
    <style:style style:name="T34" style:family="text">
      <style:text-properties style:font-name="Symbol" fo:font-family="Symbol" style:font-name-asian="Symbol" style:font-family-asian="Symbol" style:font-name-complex="Symbol" style:font-family-complex="Symbol"/>
    </style:style>
    <style:style style:name="T35" style:family="text">
      <style:text-properties style:font-name="Courier New" fo:font-family="'Courier New'" style:font-name-asian="Courier New" style:font-family-asian="'Courier New'" style:font-name-complex="Courier New" style:font-family-complex="'Courier New'"/>
    </style:style>
    <style:style style:name="T36" style:family="text">
      <style:text-properties style:font-name="Wingdings" fo:font-family="Wingdings" style:font-name-asian="Wingdings" style:font-family-asian="Wingdings" style:font-name-complex="Wingdings" style:font-family-complex="Wingdings"/>
    </style:style>
    <style:style style:name="T37" style:family="text">
      <style:text-properties style:font-name="Symbol" fo:font-family="Symbol" style:font-name-asian="Symbol" style:font-family-asian="Symbol" style:font-name-complex="Symbol" style:font-family-complex="Symbol"/>
    </style:style>
    <style:style style:name="T38" style:family="text">
      <style:text-properties style:font-name="Courier New" fo:font-family="'Courier New'" style:font-name-asian="Courier New" style:font-family-asian="'Courier New'" style:font-name-complex="Courier New" style:font-family-complex="'Courier New'"/>
    </style:style>
    <style:style style:name="T39" style:family="text">
      <style:text-properties style:font-name="Wingdings" fo:font-family="Wingdings" style:font-name-asian="Wingdings" style:font-family-asian="Wingdings" style:font-name-complex="Wingdings" style:font-family-complex="Wingdings"/>
    </style:style>
    <style:style style:name="T40" style:family="text">
      <style:text-properties style:font-name="Symbol" fo:font-family="Symbol" style:font-name-asian="Symbol" style:font-family-asian="Symbol" style:font-name-complex="Symbol" style:font-family-complex="Symbol"/>
    </style:style>
    <style:style style:name="T41" style:family="text">
      <style:text-properties style:font-name="Courier New" fo:font-family="'Courier New'" style:font-name-asian="Courier New" style:font-family-asian="'Courier New'" style:font-name-complex="Courier New" style:font-family-complex="'Courier New'"/>
    </style:style>
    <style:style style:name="T42" style:family="text">
      <style:text-properties style:font-name="Wingdings" fo:font-family="Wingdings" style:font-name-asian="Wingdings" style:font-family-asian="Wingdings" style:font-name-complex="Wingdings" style:font-family-complex="Wingdings"/>
    </style:style>
    <style:style style:name="T43" style:family="text">
      <style:text-properties style:font-name="Symbol" fo:font-family="Symbol" style:font-name-asian="Symbol" style:font-family-asian="Symbol" style:font-name-complex="Symbol" style:font-family-complex="Symbol"/>
    </style:style>
    <style:style style:name="T44" style:family="text">
      <style:text-properties style:font-name="Courier New" fo:font-family="'Courier New'" style:font-name-asian="Courier New" style:font-family-asian="'Courier New'" style:font-name-complex="Courier New" style:font-family-complex="'Courier New'"/>
    </style:style>
    <style:style style:name="T45" style:family="text">
      <style:text-properties style:font-name="Wingdings" fo:font-family="Wingdings" style:font-name-asian="Wingdings" style:font-family-asian="Wingdings" style:font-name-complex="Wingdings" style:font-family-complex="Wingdings"/>
    </style:style>
    <style:style style:name="T46" style:family="text">
      <style:text-properties style:font-name="Symbol" fo:font-family="Symbol" style:font-name-asian="Symbol" style:font-family-asian="Symbol" style:font-name-complex="Symbol" style:font-family-complex="Symbol"/>
    </style:style>
    <style:style style:name="T47" style:family="text">
      <style:text-properties style:font-name="Courier New" fo:font-family="'Courier New'" style:font-name-asian="Courier New" style:font-family-asian="'Courier New'" style:font-name-complex="Courier New" style:font-family-complex="'Courier New'"/>
    </style:style>
    <style:style style:name="T48" style:family="text">
      <style:text-properties style:font-name="Wingdings" fo:font-family="Wingdings" style:font-name-asian="Wingdings" style:font-family-asian="Wingdings" style:font-name-complex="Wingdings" style:font-family-complex="Wingdings"/>
    </style:style>
    <style:style style:name="T49" style:family="text">
      <style:text-properties style:font-name="Symbol" fo:font-family="Symbol" style:font-name-asian="Symbol" style:font-family-asian="Symbol" style:font-name-complex="Symbol" style:font-family-complex="Symbol"/>
    </style:style>
    <style:style style:name="T50" style:family="text">
      <style:text-properties style:font-name="Courier New" fo:font-family="'Courier New'" style:font-name-asian="Courier New" style:font-family-asian="'Courier New'" style:font-name-complex="Courier New" style:font-family-complex="'Courier New'"/>
    </style:style>
    <style:style style:name="T51" style:family="text">
      <style:text-properties style:font-name="Wingdings" fo:font-family="Wingdings" style:font-name-asian="Wingdings" style:font-family-asian="Wingdings" style:font-name-complex="Wingdings" style:font-family-complex="Wingdings"/>
    </style:style>
    <style:style style:name="T52" style:family="text">
      <style:text-properties style:font-name="Symbol" fo:font-family="Symbol" style:font-name-asian="Symbol" style:font-family-asian="Symbol" style:font-name-complex="Symbol" style:font-family-complex="Symbol"/>
    </style:style>
    <style:style style:name="T53" style:family="text">
      <style:text-properties style:font-name="Courier New" fo:font-family="'Courier New'" style:font-name-asian="Courier New" style:font-family-asian="'Courier New'" style:font-name-complex="Courier New" style:font-family-complex="'Courier New'"/>
    </style:style>
    <style:style style:name="T54" style:family="text">
      <style:text-properties style:font-name="Wingdings" fo:font-family="Wingdings" style:font-name-asian="Wingdings" style:font-family-asian="Wingdings" style:font-name-complex="Wingdings" style:font-family-complex="Wingdings"/>
    </style:style>
    <style:style style:name="T55" style:family="text">
      <style:text-properties style:font-name="Symbol" fo:font-family="Symbol" style:font-name-asian="Symbol" style:font-family-asian="Symbol" style:font-name-complex="Symbol" style:font-family-complex="Symbol"/>
    </style:style>
    <style:style style:name="T56" style:family="text">
      <style:text-properties style:font-name="Courier New" fo:font-family="'Courier New'" style:font-name-asian="Courier New" style:font-family-asian="'Courier New'" style:font-name-complex="Courier New" style:font-family-complex="'Courier New'"/>
    </style:style>
    <style:style style:name="T57" style:family="text">
      <style:text-properties style:font-name="Wingdings" fo:font-family="Wingdings" style:font-name-asian="Wingdings" style:font-family-asian="Wingdings" style:font-name-complex="Wingdings" style:font-family-complex="Wingdings"/>
    </style:style>
    <style:style style:name="T58" style:family="text">
      <style:text-properties style:font-name="Symbol" fo:font-family="Symbol" style:font-name-asian="Symbol" style:font-family-asian="Symbol" style:font-name-complex="Symbol" style:font-family-complex="Symbol"/>
    </style:style>
    <style:style style:name="T59" style:family="text">
      <style:text-properties style:font-name="Courier New" fo:font-family="'Courier New'" style:font-name-asian="Courier New" style:font-family-asian="'Courier New'" style:font-name-complex="Courier New" style:font-family-complex="'Courier New'"/>
    </style:style>
    <style:style style:name="T60" style:family="text">
      <style:text-properties style:font-name="Wingdings" fo:font-family="Wingdings" style:font-name-asian="Wingdings" style:font-family-asian="Wingdings" style:font-name-complex="Wingdings" style:font-family-complex="Wingdings"/>
    </style:style>
    <style:style style:name="T61" style:family="text">
      <style:text-properties style:font-name="Symbol" fo:font-family="Symbol" style:font-name-asian="Symbol" style:font-family-asian="Symbol" style:font-name-complex="Symbol" style:font-family-complex="Symbol"/>
    </style:style>
    <style:style style:name="T62" style:family="text">
      <style:text-properties style:font-name="Courier New" fo:font-family="'Courier New'" style:font-name-asian="Courier New" style:font-family-asian="'Courier New'" style:font-name-complex="Courier New" style:font-family-complex="'Courier New'"/>
    </style:style>
    <style:style style:name="T63" style:family="text">
      <style:text-properties style:font-name="Wingdings" fo:font-family="Wingdings" style:font-name-asian="Wingdings" style:font-family-asian="Wingdings" style:font-name-complex="Wingdings" style:font-family-complex="Wingdings"/>
    </style:style>
    <style:style style:name="T64" style:family="text">
      <style:text-properties style:font-name="Symbol" fo:font-family="Symbol" style:font-name-asian="Symbol" style:font-family-asian="Symbol" style:font-name-complex="Symbol" style:font-family-complex="Symbol"/>
    </style:style>
    <style:style style:name="T65" style:family="text">
      <style:text-properties style:font-name="Courier New" fo:font-family="'Courier New'" style:font-name-asian="Courier New" style:font-family-asian="'Courier New'" style:font-name-complex="Courier New" style:font-family-complex="'Courier New'"/>
    </style:style>
    <style:style style:name="T66" style:family="text">
      <style:text-properties style:font-name="Wingdings" fo:font-family="Wingdings" style:font-name-asian="Wingdings" style:font-family-asian="Wingdings" style:font-name-complex="Wingdings" style:font-family-complex="Wingdings"/>
    </style:style>
    <style:style style:name="T67" style:family="text">
      <style:text-properties style:font-name="Symbol" fo:font-family="Symbol" style:font-name-asian="Symbol" style:font-family-asian="Symbol" style:font-name-complex="Symbol" style:font-family-complex="Symbol"/>
    </style:style>
    <style:style style:name="T68" style:family="text">
      <style:text-properties style:font-name="Courier New" fo:font-family="'Courier New'" style:font-name-asian="Courier New" style:font-family-asian="'Courier New'" style:font-name-complex="Courier New" style:font-family-complex="'Courier New'"/>
    </style:style>
    <style:style style:name="T69" style:family="text">
      <style:text-properties style:font-name="Wingdings" fo:font-family="Wingdings" style:font-name-asian="Wingdings" style:font-family-asian="Wingdings" style:font-name-complex="Wingdings" style:font-family-complex="Wingdings"/>
    </style:style>
    <style:style style:name="T70" style:family="text">
      <style:text-properties style:font-name="Symbol" fo:font-family="Symbol" style:font-name-asian="Symbol" style:font-family-asian="Symbol" style:font-name-complex="Symbol" style:font-family-complex="Symbol"/>
    </style:style>
    <style:style style:name="T71" style:family="text">
      <style:text-properties style:font-name="Courier New" fo:font-family="'Courier New'" style:font-name-asian="Courier New" style:font-family-asian="'Courier New'" style:font-name-complex="Courier New" style:font-family-complex="'Courier New'"/>
    </style:style>
    <style:style style:name="T72" style:family="text">
      <style:text-properties style:font-name="Wingdings" fo:font-family="Wingdings" style:font-name-asian="Wingdings" style:font-family-asian="Wingdings" style:font-name-complex="Wingdings" style:font-family-complex="Wingdings"/>
    </style:style>
    <style:style style:name="T73" style:family="text">
      <style:text-properties style:font-name="Symbol" fo:font-family="Symbol" style:font-name-asian="Symbol" style:font-family-asian="Symbol" style:font-name-complex="Symbol" style:font-family-complex="Symbol"/>
    </style:style>
    <style:style style:name="T74" style:family="text">
      <style:text-properties style:font-name="Courier New" fo:font-family="'Courier New'" style:font-name-asian="Courier New" style:font-family-asian="'Courier New'" style:font-name-complex="Courier New" style:font-family-complex="'Courier New'"/>
    </style:style>
    <style:style style:name="T75" style:family="text">
      <style:text-properties style:font-name="Wingdings" fo:font-family="Wingdings" style:font-name-asian="Wingdings" style:font-family-asian="Wingdings" style:font-name-complex="Wingdings" style:font-family-complex="Wingdings"/>
    </style:style>
    <style:style style:name="T76" style:family="text">
      <style:text-properties style:font-name="Symbol" fo:font-family="Symbol" style:font-name-asian="Symbol" style:font-family-asian="Symbol" style:font-name-complex="Symbol" style:font-family-complex="Symbol"/>
    </style:style>
    <style:style style:name="T77" style:family="text">
      <style:text-properties style:font-name="Courier New" fo:font-family="'Courier New'" style:font-name-asian="Courier New" style:font-family-asian="'Courier New'" style:font-name-complex="Courier New" style:font-family-complex="'Courier New'"/>
    </style:style>
    <style:style style:name="T78" style:family="text">
      <style:text-properties style:font-name="Wingdings" fo:font-family="Wingdings" style:font-name-asian="Wingdings" style:font-family-asian="Wingdings" style:font-name-complex="Wingdings" style:font-family-complex="Wingdings"/>
    </style:style>
    <style:style style:name="T79" style:family="text">
      <style:text-properties style:font-name="Symbol" fo:font-family="Symbol" style:font-name-asian="Symbol" style:font-family-asian="Symbol" style:font-name-complex="Symbol" style:font-family-complex="Symbol"/>
    </style:style>
    <style:style style:name="T80" style:family="text">
      <style:text-properties style:font-name="Courier New" fo:font-family="'Courier New'" style:font-name-asian="Courier New" style:font-family-asian="'Courier New'" style:font-name-complex="Courier New" style:font-family-complex="'Courier New'"/>
    </style:style>
    <style:style style:name="T81" style:family="text">
      <style:text-properties style:font-name="Wingdings" fo:font-family="Wingdings" style:font-name-asian="Wingdings" style:font-family-asian="Wingdings" style:font-name-complex="Wingdings" style:font-family-complex="Wingding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fo:background-color="transparent" draw:fill="none"/>
    </style:style>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T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8.257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9.527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0.8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2.0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37"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9"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0"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41"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42"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43"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44"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45"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T46"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47"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8"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9"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0"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51"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52"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53"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54"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T55"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56"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57"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8"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9"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0"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61"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62"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63"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T64"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65"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66"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67"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8"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9"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0"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71"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72"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73"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74"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75"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76"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77"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8"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9"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0"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81"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meta:creation-date>2025-09-10T12:13:54Z</meta:creation-date>
    <dc:date>2025-09-17T17:44:24.998716190</dc:date>
    <meta:editing-duration>PT1H21M13S</meta:editing-duration>
    <meta:editing-cycles>13</meta:editing-cycles>
    <meta:document-statistic meta:table-count="0" meta:image-count="0" meta:object-count="0" meta:page-count="4" meta:paragraph-count="76" meta:word-count="1447" meta:character-count="9623" meta:non-whitespace-character-count="8277"/>
  </office:meta>
</office:document-meta>
</file>